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(-)</text:p>
          </table:table-cell>
          <table:table-cell table:style-name="ce1" office:value-type="string" calcext:value-type="string">
            <text:p>Disciplina(-)</text:p>
          </table:table-cell>
          <table:table-cell table:style-name="ce1" office:value-type="string" calcext:value-type="string">
            <text:p>Interés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os Acuñ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ías Arriagad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é Avendañ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nia Brav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tián Carrill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are Cofré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lia de la Fu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alina de la Fuent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Escalon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audio Fernández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árbara Flor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rnando Garcí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án Gonzál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iana Gonzál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nessa Lavandero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ía Lavand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Llano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en Martínez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yan Muñoz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omé Muñoz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phanía Navarr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viera Orellan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el Ramírez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rge Retama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rge Tapi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liana Torr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x Ullo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oselín Umañ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nuel Umañ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rge Vergar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árbara Yéven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7:24.04628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17:53.647778091</dc:date>
    <meta:editing-duration>PT16M14S</meta:editing-duration>
    <meta:editing-cycles>5</meta:editing-cycles>
    <meta:generator>LibreOffice/5.0.3.2$Linux_X86_64 LibreOffice_project/00m0$Build-2</meta:generator>
    <meta:document-statistic meta:table-count="1" meta:cell-count="74" meta:object-count="0"/>
  </office:meta>
</office:document-meta>
</file>